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_rquadr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SQ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SK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</table:table>
      <table:named-expressions/>
      <table:database-ranges>
        <table:database-range table:name="__Anonymous_Sheet_DB__0" table:target-range-address="lm_rquadrat.A1:lm_rquadrat.E401" table:display-filter-buttons="true">
          <table:filter>
            <table:filter-and>
              <table:filter-condition table:value="S_KM_25" table:operator="=" table:field-number="4">
                <table:filter-set-item table:value="S_KM_25"/>
                <table:filter-set-item table:value="S_KM_30"/>
                <table:filter-set-item table:value="S_KM_35"/>
                <table:filter-set-item table:value="S_KM_40"/>
                <table:filter-set-item table:value="S_KM_5"/>
                <table:filter-set-item table:value="S_KM_FN"/>
                <table:filter-set-item table:value="S_KM_HM"/>
              </table:filter-condition>
              <table:filter-condition table:value="W" table:operator="=" table:field-number="3"/>
              <table:filter-condition table:value="Berlin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 style:data-style-name="N2" text:time-value="14:58:22.43692166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date>2021-12-31T15:48:50.415104452</dc:date>
    <meta:editing-duration>PT44M18S</meta:editing-duration>
    <meta:editing-cycles>5</meta:editing-cycles>
    <meta:document-statistic meta:table-count="1" meta:cell-count="2005" meta:object-count="0"/>
  </office:meta>
</office:document-meta>
</file>